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auto-grow-height="false" fo:min-height="0.749cm" fo:min-width="0.499cm" fo:wrap-option="no-wrap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2.7cm" svg:height="4.445cm" svg:x="5.845cm" svg:y="3.54cm">
          <text:p text:style-name="P1">Customer / vendor</text:p>
          <text:p text:style-name="P1">terms</text:p>
          <text:p text:style-name="P1">Employee</text:p>
          <text:p text:style-name="P1">Invoicedetail / Purchasedetail</text:p>
          <text:p text:style-name="P1">invoice_template / purchase_template</text:p>
          <text:p text:style-name="P1"/>
        </draw:rect>
        <draw:custom-shape draw:style-name="gr2" draw:text-style-name="P1" draw:layer="layout" svg:width="6.35cm" svg:height="1.905cm" svg:x="2.27cm" svg:y="2.27cm">
          <text:p text:style-name="P1">Invoice/ Purchas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layer="layout" svg:width="23.495cm" svg:height="7.62cm" svg:x="1.635cm" svg:y="1.63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468.31395348837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4" draw:layer="layout" svg:width="5.715cm" svg:height="1.27cm" svg:x="11.16cm" svg:y="2.27cm">
          <draw:text-box>
            <text:p>Invoicing Module</text:p>
          </draw:text-box>
        </draw:frame>
        <draw:rect draw:style-name="gr1" draw:text-style-name="P1" draw:layer="layout" svg:width="13.97cm" svg:height="1.905cm" svg:x="7.35cm" svg:y="12.43cm">
          <text:p text:style-name="P1"/>
          <text:p text:style-name="P1">Stockentry</text:p>
          <text:p text:style-name="P1">Warehouse</text:p>
          <text:p text:style-name="P1"/>
        </draw:rect>
        <draw:custom-shape draw:style-name="gr2" draw:text-style-name="P1" draw:layer="layout" svg:width="6.35cm" svg:height="1.905cm" svg:x="4.81cm" svg:y="11.16cm">
          <text:p text:style-name="P1">Stock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layer="layout" svg:width="19.05cm" svg:height="4.445cm" svg:x="4.175cm" svg:y="10.52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117.4089068825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4" draw:layer="layout" svg:width="5.715cm" svg:height="1.27cm" svg:x="13.7cm" svg:y="11.16cm">
          <draw:text-box>
            <text:p>Inventory Module</text:p>
          </draw:text-box>
        </draw:frame>
        <draw:custom-shape draw:style-name="gr3" draw:layer="layout" svg:width="6.35cm" svg:height="7.62cm" svg:x="18.78cm" svg:y="1.63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67.97354747283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draw:layer="layout" svg:width="3.81cm" svg:height="3.175cm" svg:x="20.05cm" svg:y="4.175cm">
          <text:p text:style-name="P1">DSR</text:p>
          <text:p text:style-name="P1">Report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1.905cm" svg:height="1.27cm" svg:x="18.145cm" svg:y="4.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0.635cm" svg:height="6.985cm" svg:x="4.81cm" svg:y="4.1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1" draw:text-style-name="P1" draw:layer="layout" svg:width="13.97cm" svg:height="1.27cm" svg:x="4.81cm" svg:y="17.51cm">
          <text:p text:style-name="P1">Journalentry</text:p>
        </draw:rect>
        <draw:custom-shape draw:style-name="gr2" draw:text-style-name="P1" draw:layer="layout" svg:width="6.35cm" svg:height="1.905cm" svg:x="2.27cm" svg:y="16.24cm">
          <text:p text:style-name="P1">Journal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layer="layout" svg:width="19.05cm" svg:height="4.445cm" svg:x="1.635cm" svg:y="15.60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117.4089068825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4" draw:layer="layout" svg:width="9.525cm" svg:height="1.27cm" svg:x="11.16cm" svg:y="16.24cm">
          <draw:text-box>
            <text:p>Accounting Module</text:p>
          </draw:text-box>
        </draw:frame>
        <draw:custom-shape draw:style-name="gr5" draw:text-style-name="P1" draw:layer="layout" svg:width="0.635cm" svg:height="12.065cm" svg:x="2.87cm" svg:y="4.1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2" draw:style-name="dp1" draw:master-page-name="Default">
        <draw:custom-shape draw:style-name="gr2" draw:text-style-name="P1" draw:layer="layout" svg:width="6.35cm" svg:height="1.905cm" svg:x="4.175cm" svg:y="2.27cm">
          <text:p text:style-name="P1">Notes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layer="layout" svg:width="19.05cm" svg:height="3.175cm" svg:x="3.54cm" svg:y="1.63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117.4089068825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4" draw:layer="layout" svg:width="9.525cm" svg:height="1.27cm" svg:x="13.065cm" svg:y="2.27cm">
          <draw:text-box>
            <text:p>Development Tools</text:p>
          </draw:text-box>
        </draw:frame>
        <draw:custom-shape draw:style-name="gr2" draw:text-style-name="P1" draw:layer="layout" svg:width="6.35cm" svg:height="1.905cm" svg:x="4.175cm" svg:y="2.271cm">
          <text:p text:style-name="P1">Notes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layer="layout" svg:width="19.05cm" svg:height="3.175cm" svg:x="3.54cm" svg:y="1.63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117.4089068825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4" draw:layer="layout" svg:width="9.525cm" svg:height="1.27cm" svg:x="13.065cm" svg:y="2.271cm">
          <draw:text-box>
            <text:p>Development Tools</text:p>
          </draw:text-box>
        </draw:frame>
        <draw:rect draw:style-name="gr6" draw:text-style-name="P1" draw:layer="layout" svg:width="13.97cm" svg:height="1.27cm" svg:x="6.715cm" svg:y="7.35cm">
          <text:p/>
        </draw:rect>
        <draw:custom-shape draw:style-name="gr5" draw:text-style-name="P1" draw:layer="layout" svg:width="6.35cm" svg:height="1.905cm" svg:x="4.175cm" svg:y="6.0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layer="layout" svg:width="19.05cm" svg:height="4.445cm" svg:x="3.54cm" svg:y="5.44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117.4089068825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4" draw:layer="layout" svg:width="9.525cm" svg:height="1.27cm" svg:x="13.065cm" svg:y="6.08cm">
          <draw:text-box>
            <text:p>Price List Modul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asper Tomas</meta:initial-creator>
    <meta:creation-date>2010-11-17T10:41:50.98</meta:creation-date>
    <dc:date>2010-11-18T10:00:29.76</dc:date>
    <dc:creator>Jasper Tomas</dc:creator>
    <meta:editing-duration>PT00H25M06S</meta:editing-duration>
    <meta:editing-cycles>24</meta:editing-cycles>
    <meta:generator>OpenOffice.org/3.2$Win32 OpenOffice.org_project/320m18$Build-9502</meta:generator>
    <meta:document-statistic meta:object-count="27"/>
  </office:meta>
</office:document-meta>
</file>